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543in"/>
    </style:style>
    <style:style style:name="co3" style:family="table-column">
      <style:table-column-properties fo:break-before="auto" style:column-width="0.6965in"/>
    </style:style>
    <style:style style:name="co4" style:family="table-column">
      <style:table-column-properties fo:break-before="auto" style:column-width="3.5272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value-type" style:repeat-content="false"/>
      <style:paragraph-properties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4"/>
        <table:table-row table:style-name="ro1">
          <table:table-cell table:style-name="ce1" office:value-type="string" calcext:value-type="string">
            <text:p>Tristan Erney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Fall 2021 Internship Log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East Stroudsburg University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Description</text:p>
          </table:table-cell>
        </table:table-row>
        <table:table-row table:style-name="ro3">
          <table:table-cell table:style-name="ce3" office:value-type="date" office:date-value="2021-08-30" calcext:value-type="date">
            <text:p>08/30/2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tting up project structure and looking into Set 1 Challenges</text:p>
          </table:table-cell>
        </table:table-row>
        <table:table-row table:style-name="ro2">
          <table:table-cell table:style-name="ce3" office:value-type="date" office:date-value="2021-08-31" calcext:value-type="date">
            <text:p>08/31/2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ting work on Set 1 Challenge 1</text:p>
          </table:table-cell>
        </table:table-row>
        <table:table-row table:style-name="ro2" table:number-rows-repeated="5">
          <table:table-cell table:number-columns-repeated="4"/>
        </table:table-row>
        <table:table-row table:style-name="ro3">
          <table:table-cell table:style-name="ce3" office:value-type="date" office:date-value="2021-09-13" calcext:value-type="date">
            <text:p>09/13/21</text:p>
          </table:table-cell>
          <table:table-cell office:value-type="string" calcext:value-type="string">
            <text:p>8:00 – 9: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ened a Github repo. Started work on Set 1 Challenge 6.</text:p>
          </table:table-cell>
        </table:table-row>
        <table:table-row table:style-name="ro2">
          <table:table-cell table:style-name="ce3" office:value-type="date" office:date-value="2021-09-14" calcext:value-type="date">
            <text:p>09/14/21</text:p>
          </table:table-cell>
          <table:table-cell table:number-columns-repeated="3"/>
        </table:table-row>
        <table:table-row table:style-name="ro2">
          <table:table-cell table:style-name="ce3" office:value-type="date" office:date-value="2021-09-15" calcext:value-type="date">
            <text:p>09/15/21</text:p>
          </table:table-cell>
          <table:table-cell table:number-columns-repeated="3"/>
        </table:table-row>
        <table:table-row table:style-name="ro2">
          <table:table-cell table:style-name="ce3" office:value-type="date" office:date-value="2021-09-16" calcext:value-type="date">
            <text:p>09/16/21</text:p>
          </table:table-cell>
          <table:table-cell office:value-type="string" calcext:value-type="string">
            <text:p>8:00AM – 9:00A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3" office:value-type="date" office:date-value="2021-09-16" calcext:value-type="date">
            <text:p>09/16/21</text:p>
          </table:table-cell>
          <table:table-cell office:value-type="string" calcext:value-type="string">
            <text:p>10:00PM – 12:00PM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3" office:value-type="date" office:date-value="2021-09-17" calcext:value-type="date">
            <text:p>09/17/21</text:p>
          </table:table-cell>
          <table:table-cell office:value-type="string" calcext:value-type="string">
            <text:p>8:00AM – 11:00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 into unseen errors with underlying base64 conversion code. Spent the time correcting and testing</text:p>
          </table:table-cell>
        </table:table-row>
        <table:table-row table:style-name="ro3">
          <table:table-cell table:style-name="ce3" office:value-type="date" office:date-value="2021-09-18" calcext:value-type="date">
            <text:p>09/18/21</text:p>
          </table:table-cell>
          <table:table-cell office:value-type="string" calcext:value-type="string">
            <text:p>7:00AM – 10:00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searched methods of scoring for frequency analysis for Set 1 Challenge 6</text:p>
          </table:table-cell>
        </table:table-row>
        <table:table-row table:style-name="ro3">
          <table:table-cell table:style-name="ce3" office:value-type="date" office:date-value="2021-09-22" calcext:value-type="date">
            <text:p>09/22/21</text:p>
          </table:table-cell>
          <table:table-cell office:value-type="string" calcext:value-type="string">
            <text:p>5:00PM – 10:00P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pleted work for Set 1 Challenge 6 and Set 1 Challenge 7</text:p>
          </table:table-cell>
        </table:table-row>
        <table:table-row table:style-name="ro4">
          <table:table-cell table:style-name="ce3" office:value-type="date" office:date-value="2021-09-23" calcext:value-type="date">
            <text:p>09/23/21</text:p>
          </table:table-cell>
          <table:table-cell office:value-type="string" calcext:value-type="string">
            <text:p>9:00AM – 11:00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ted working on Set 1 Challenge 8. Getting stuck on malloc errors. Need to re-think how to allocate chunks of text.</text:p>
          </table:table-cell>
        </table:table-row>
        <table:table-row table:style-name="ro3">
          <table:table-cell table:style-name="ce3" office:value-type="date" office:date-value="2021-09-30" calcext:value-type="date">
            <text:p>09/30/21</text:p>
          </table:table-cell>
          <table:table-cell office:value-type="string" calcext:value-type="string">
            <text:p>7:00AM – 11:00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leted work for Set 1 Challenge 8. Moving onto Set 2. Researching PKCS#7 and its implementations.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3">
          <table:table-cell table:style-name="ce3" office:value-type="date" office:date-value="2021-10-04" calcext:value-type="date">
            <text:p>10/04/21</text:p>
          </table:table-cell>
          <table:table-cell office:value-type="string" calcext:value-type="string">
            <text:p>7:00AM – 9:00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ed work for Set 2 Challenge 9. Starting research on Set2 Challenge 10.</text:p>
          </table:table-cell>
        </table:table-row>
        <table:table-row table:style-name="ro3">
          <table:table-cell table:style-name="ce3" office:value-type="date" office:date-value="2021-10-07" calcext:value-type="date">
            <text:p>10/07/21</text:p>
          </table:table-cell>
          <table:table-cell office:value-type="string" calcext:value-type="string">
            <text:p>7:00PM – 10:00P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countered error with Set 2 Challenge 10. Working to resolve error.</text:p>
          </table:table-cell>
        </table:table-row>
        <table:table-row table:style-name="ro2" table:number-rows-repeated="1048549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7">00/00/0000</text:date>, <text:time style:data-style-name="N2" text:time-value="22:18:32.1811482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3T10:45:23.465882910</meta:creation-date>
    <dc:date>2021-10-07T22:21:42.620051121</dc:date>
    <meta:editing-duration>PT9H12M28S</meta:editing-duration>
    <meta:editing-cycles>4</meta:editing-cycles>
    <meta:generator>LibreOffice/6.4.7.2$Linux_X86_64 LibreOffice_project/40$Build-2</meta:generator>
    <meta:document-statistic meta:table-count="1" meta:cell-count="55" meta:object-count="0"/>
  </office:meta>
</office:document-meta>
</file>